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5.21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4.8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666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4.304cm"/>
    </style:style>
    <style:style style:name="co19" style:family="table-column">
      <style:table-column-properties fo:break-before="auto" style:column-width="3.249cm"/>
    </style:style>
    <style:style style:name="co20" style:family="table-column">
      <style:table-column-properties fo:break-before="auto" style:column-width="3.9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3.1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65" style:family="table-cell" style:parent-style-name="Default" style:data-style-name="N104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4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14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10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Click Here</text:a></text:p>
          </table:table-cell>
          <table:table-cell table:style-name="ce7" office:value-type="string" calcext:value-type="string">
            <text:p><text:a xlink:href="https://datasheets.raspberrypi.com/rpizero2/raspberry-pi-zero-2-w-product-brief.pdf" xlink:type="simple">Click Here</text:a></text:p>
          </table:table-cell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Base NRF24L01 is sufficient</text:p>
          </table:table-cell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Click Here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Click Here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Click Here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LIRC Raspberry Pi Zero Cas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se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7071 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flirc-raspberry-pi-zero-case.html" xlink:type="simple">Click Here</text:a></text:p>
          </table:table-cell>
          <table:table-cell table:style-name="ce8"/>
          <table:table-cell table:style-name="ce19" office:value-type="currency" office:currency="AUD" office:value="20.95" calcext:value-type="currency">
            <text:p>$20.95</text:p>
          </table:table-cell>
          <table:table-cell table:style-name="ce65" table:formula="of:=IF(NOT(ISBLANK([.A9])); ([.L9]*[.D9])*[.C9];&quot;&quot;)" office:value-type="currency" office:currency="AUD" office:value="20.95" calcext:value-type="currency">
            <text:p>$20.95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OPTIONAL</text:p>
          </table:table-cell>
          <table:table-cell table:number-columns-repeated="16369"/>
        </table:table-row>
        <table:table-row table:style-name="ro3">
          <table:table-cell table:style-name="ce9"/>
          <table:table-cell table:style-name="ce14"/>
          <table:table-cell table:style-name="ce9" table:number-columns-repeated="9"/>
          <table:table-cell table:style-name="ce20" table:number-columns-repeated="2"/>
          <table:table-cell table:style-name="ce26"/>
          <table:table-cell table:style-name="ce9"/>
          <table:table-cell table:number-columns-repeated="16369"/>
        </table:table-row>
        <table:table-row table:style-name="ro3">
          <table:table-cell table:style-name="ce8" table:number-columns-repeated="15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2])); [.L12]*[.C12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5])" office:value-type="currency" office:currency="AUD" office:value="111.75" calcext:value-type="currency">
            <text:p>$111.7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3])); [.L13]*[.C1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4])); [.L14]*[.C1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5])); [.L15]*[.C1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6])); [.L16]*[.C1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7])); [.L17]*[.C1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8])); [.L18]*[.C1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9])); [.L19]*[.C1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0])); [.L20]*[.C2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1])); [.L21]*[.C2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2])); [.L22]*[.C2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3])); [.L23]*[.C2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4])); [.L24]*[.C2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5])); [.L25]*[.C2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6])); [.L26]*[.C2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7])); [.L27]*[.C2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8])); [.L28]*[.C2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9])); [.L29]*[.C2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0])); [.L30]*[.C3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1])); [.L31]*[.C3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3])); [.L33]*[.C3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4])); [.L34]*[.C3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5])); [.L35]*[.C3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23"/>
        <table:table-column table:style-name="co16" table:default-cell-style-name="ce62"/>
        <table:table-column table:style-name="co3" table:default-cell-style-name="ce23"/>
        <table:table-column table:style-name="co17" table:default-cell-style-name="ce23"/>
        <table:table-column table:style-name="co18" table:default-cell-style-name="ce62"/>
        <table:table-column table:style-name="co19" table:default-cell-style-name="ce23"/>
        <table:table-column table:style-name="co7" table:default-cell-style-name="ce23"/>
        <table:table-column table:style-name="co20" table:default-cell-style-name="ce23"/>
        <table:table-column table:style-name="co9" table:default-cell-style-name="ce23"/>
        <table:table-column table:style-name="co10" table:default-cell-style-name="ce23"/>
        <table:table-column table:style-name="co2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22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12"/>
          <table:covered-table-cell table:style-name="ce57"/>
          <table:covered-table-cell table:number-columns-repeated="6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Click Here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Click Here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LPS331AP Pressure/Altitude Sensor Carrier with Voltage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he LPS331AP is a high resolution, digital output pressure sensor packaged in an HCLGA holed package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POLOLU-21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lps331ap-pressure-altitude-sensor-carrier-with-voltage-regulator.html" xlink:type="simple">Click Here</text:a></text:p>
          </table:table-cell>
          <table:table-cell table:style-name="ce8" office:value-type="string" calcext:value-type="string">
            <text:p><text:a xlink:href="https://core-electronics.com.au/attachments/localcontent/LPS331AP_4526900948c.pdf" xlink:type="simple">Click Here</text:a></text:p>
          </table:table-cell>
          <table:table-cell table:style-name="ce19" office:value-type="currency" office:currency="AUD" office:value="6.4" calcext:value-type="currency">
            <text:p>$6.40</text:p>
          </table:table-cell>
          <table:table-cell table:style-name="ce65" table:formula="of:=IF(NOT(ISBLANK([.A5])); ([.L5]*[.D5])*[.C5];&quot;&quot;)" office:value-type="currency" office:currency="AUD" office:value="6.4" calcext:value-type="currency">
            <text:p>$6.40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iodes Incorporated Hall Effect Sensor Switch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H180 is a micro-power omnipolar hall-effect sensor designed for portable and battery powered equipment.</text:p>
          </table:table-cell>
          <table:table-cell table:style-name="ce9" office:value-type="string" calcext:value-type="string">
            <text:p>SIP</text:p>
          </table:table-cell>
          <table:table-cell table:style-name="ce9" office:value-type="string" calcext:value-type="string">
            <text:p>DigiKey</text:p>
          </table:table-cell>
          <table:table-cell table:style-name="ce66" office:value-type="string" calcext:value-type="string">
            <text:p>31-AH180-PG-ACT-ND</text:p>
          </table:table-cell>
          <table:table-cell table:style-name="ce9" office:value-type="string" calcext:value-type="string">
            <text:p>8 Weeks</text:p>
          </table:table-cell>
          <table:table-cell table:style-name="ce9" office:value-type="string" calcext:value-type="string">
            <text:p><text:a xlink:href="https://www.digikey.com.au/en/products/detail/diodes-incorporated/AH180-PG-A/7802337" xlink:type="simple">Click Here</text:a></text:p>
          </table:table-cell>
          <table:table-cell table:style-name="ce9" office:value-type="string" calcext:value-type="string">
            <text:p><text:a xlink:href="https://www.diodes.com/assets/Datasheets/AH180.pdf" xlink:type="simple">Click Here</text:a></text:p>
          </table:table-cell>
          <table:table-cell table:style-name="ce20" office:value-type="currency" office:currency="AUD" office:value="0.749" calcext:value-type="currency">
            <text:p>$0.75</text:p>
          </table:table-cell>
          <table:table-cell table:style-name="ce18" table:formula="of:=IF(NOT(ISBLANK([.A6])); ([.L6]*[.D6])*[.C6];&quot;&quot;)" office:value-type="currency" office:currency="AUD" office:value="14.98" calcext:value-type="currency">
            <text:p>$14.98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65" table:formula="of:=IF(NOT(ISBLANK([.A7])); ([.L7]*[.D7])*[.C7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Radial Magnets 80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3mm x 1mm magnet for hall effect sensor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469-8015-ND</text:p>
          </table:table-cell>
          <table:table-cell table:style-name="ce9" office:value-type="string" calcext:value-type="string">
            <text:p>10 Weeks</text:p>
          </table:table-cell>
          <table:table-cell table:style-name="ce9" office:value-type="string" calcext:value-type="string">
            <text:p><text:a xlink:href="https://www.digikey.com.au/en/products/detail/radial-magnets-inc/8015/15276818" xlink:type="simple">Click Here</text:a></text:p>
          </table:table-cell>
          <table:table-cell table:style-name="ce9" office:value-type="string" calcext:value-type="string">
            <text:p><text:a xlink:href="https://radialmagnet.com/wp-content/uploads/2017/03/SpecSheet-SKU-8015.pdf" xlink:type="simple">Click Here</text:a></text:p>
          </table:table-cell>
          <table:table-cell table:style-name="ce20" office:value-type="currency" office:currency="AUD" office:value="0.388" calcext:value-type="currency">
            <text:p>$0.39</text:p>
          </table:table-cell>
          <table:table-cell table:style-name="ce18" table:formula="of:=IF(NOT(ISBLANK([.A8])); ([.L8]*[.D8])*[.C8];&quot;&quot;)" office:value-type="currency" office:currency="AUD" office:value="3.88" calcext:value-type="currency">
            <text:p>$3.88</text:p>
          </table:table-cell>
          <table:table-cell table:style-name="ce26" office:value-type="float" office:value="1" calcext:value-type="float">
            <text:p>1.0</text:p>
          </table:table-cell>
          <table:table-cell table:style-name="ce14" office:value-type="string" calcext:value-type="string">
            <text:p>Should be strong enough to activate AH180 if distance is <text:span text:style-name="T1">≤ 5 mm</text:span></text:p>
          </table:table-cell>
          <table:table-cell table:number-columns-repeated="16369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Arduino Nano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rduino Nano for processing sensor data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51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nano-v3-0-board.html" xlink:type="simple">Click Here</text:a></text:p>
          </table:table-cell>
          <table:table-cell table:style-name="ce8" office:value-type="string" calcext:value-type="string">
            <text:p><text:a xlink:href="https://core-electronics.com.au/attachments/uploads/CE05101_Datasheet.pdf" xlink:type="simple">Click Here</text:a></text:p>
          </table:table-cell>
          <table:table-cell table:style-name="ce19" office:value-type="currency" office:currency="AUD" office:value="8.6" calcext:value-type="currency">
            <text:p>$8.60</text:p>
          </table:table-cell>
          <table:table-cell table:style-name="ce65" table:formula="of:=IF(NOT(ISBLANK([.A9])); ([.L9]*[.D9])*[.C9];&quot;&quot;)" office:value-type="currency" office:currency="AUD" office:value="8.6" calcext:value-type="currency">
            <text:p>$8.6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19 x 6 x 6mm Bearin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Bearings for the wind speed and direction sensor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356554" calcext:value-type="float">
            <text:p>35655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richmond-19-x-6-x-6mm-rubber-sealed-precision-bearing-4-pack_p0356554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375" calcext:value-type="currency">
            <text:p>$1.38</text:p>
          </table:table-cell>
          <table:table-cell table:style-name="ce18" table:formula="of:=IF(NOT(ISBLANK([.A10])); ([.L10]*[.D10])*[.C10];&quot;&quot;)" office:value-type="currency" office:currency="AUD" office:value="5.5" calcext:value-type="currency">
            <text:p>$5.5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onduit Adapte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65" calcext:value-type="float">
            <text:p>4330865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0mm-adaptor-with-lock-ring-20mm_p4330865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1.11" calcext:value-type="currency">
            <text:p>$1.11</text:p>
          </table:table-cell>
          <table:table-cell table:style-name="ce65" table:formula="of:=IF(NOT(ISBLANK([.A11])); ([.L11]*[.D11])*[.C11];&quot;&quot;)" office:value-type="currency" office:currency="AUD" office:value="5.55" calcext:value-type="currency">
            <text:p>$5.55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Conduit Elbow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330793" calcext:value-type="float">
            <text:p>4330793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deta-25mm-conduit-elbow-bend_p4330793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7" calcext:value-type="currency">
            <text:p>$1.70</text:p>
          </table:table-cell>
          <table:table-cell table:style-name="ce18" table:formula="of:=IF(NOT(ISBLANK([.A12])); ([.L12]*[.D12])*[.C12];&quot;&quot;)" office:value-type="currency" office:currency="AUD" office:value="1.7" calcext:value-type="currency">
            <text:p>$1.7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Conduit Inspection Te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01" calcext:value-type="float">
            <text:p>43308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5mm-inspection-tee-conduit_p4330801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2.66" calcext:value-type="currency">
            <text:p>$2.66</text:p>
          </table:table-cell>
          <table:table-cell table:style-name="ce65" table:formula="of:=IF(NOT(ISBLANK([.A13])); ([.L13]*[.D13])*[.C13];&quot;&quot;)" office:value-type="currency" office:currency="AUD" office:value="2.66" calcext:value-type="currency">
            <text:p>$2.66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Weatherproof Junction Bo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330859" calcext:value-type="float">
            <text:p>4330859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deta-108mm-weatherproof-junction-box-ip56-108-x-108-x-76mm_p4330859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3.36" calcext:value-type="currency">
            <text:p>$13.36</text:p>
          </table:table-cell>
          <table:table-cell table:style-name="ce18" table:formula="of:=IF(NOT(ISBLANK([.A14])); ([.L14]*[.D14])*[.C14];&quot;&quot;)" office:value-type="currency" office:currency="AUD" office:value="13.36" calcext:value-type="currency">
            <text:p>$13.36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15" office:value-type="string" calcext:value-type="string">
            <text:p>Melexis Through Hole Hall Effect Sens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US1881: Latched hall-effect sensor</text:p>
          </table:table-cell>
          <table:table-cell table:style-name="ce8" office:value-type="string" calcext:value-type="string">
            <text:p>TO-92</text:p>
          </table:table-cell>
          <table:table-cell table:style-name="ce8" office:value-type="string" calcext:value-type="string">
            <text:p>RS Components</text:p>
          </table:table-cell>
          <table:table-cell table:style-name="ce8" office:value-type="string" calcext:value-type="string">
            <text:p>194-296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au.rs-online.com/web/p/motion-sensor-ics/1942962?searchId=a58a7402-da3c-4acc-97b0-73d81d61bae4&amp;gb=s" xlink:type="simple">Click Here</text:a></text:p>
          </table:table-cell>
          <table:table-cell table:style-name="ce8" office:value-type="string" calcext:value-type="string">
            <text:p><text:a xlink:href="https://docs.rs-online.com/0c5f/A700000006488865.pdf" xlink:type="simple">Click Here</text:a></text:p>
          </table:table-cell>
          <table:table-cell table:style-name="ce19" office:value-type="currency" office:currency="AUD" office:value="0.782" calcext:value-type="currency">
            <text:p>$0.78</text:p>
          </table:table-cell>
          <table:table-cell table:style-name="ce19" table:formula="of:=IF(NOT(ISBLANK([.A15])); ([.L15]*[.D15])*[.C15];&quot;&quot;)" office:value-type="currency" office:currency="AUD" office:value="7.82" calcext:value-type="currency">
            <text:p>$7.82</text:p>
          </table:table-cell>
          <table:table-cell table:style-name="ce25" office:value-type="float" office:value="1" calcext:value-type="float">
            <text:p>1.0</text:p>
          </table:table-cell>
          <table:table-cell table:style-name="ce15" office:value-type="string" calcext:value-type="string">
            <text:p>Used for speed sensing</text:p>
          </table:table-cell>
          <table:table-cell table:number-columns-repeated="16369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14" office:value-type="string" calcext:value-type="string">
            <text:p>SN74HC165N 8-bit Parallel-Load Shift Regi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Shift register used in wind vane for cardinal directions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string" calcext:value-type="string">
            <text:p>Amazon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gp/product/B0D314YPZK/ref=ppx_od_dt_b_asin_title_s00?ie=UTF8&amp;psc=1" xlink:type="simple">Click Here</text:a></text:p>
          </table:table-cell>
          <table:table-cell table:style-name="ce9" office:value-type="string" calcext:value-type="string">
            <text:p><text:a xlink:href="https://www.ti.com/lit/ds/symlink/sn74hc165.pdf?ts=1732246880337&amp;ref_url=https%253A%252F%252Fwww.ti.com%252Fproduct%252FSN74HC165%253FkeyMatch%253D74hc165%2526tisearch%253Duniversal_search%2526usecase%253Dpartmatches" xlink:type="simple">Click Here</text:a></text:p>
          </table:table-cell>
          <table:table-cell table:style-name="ce20" office:value-type="currency" office:currency="AUD" office:value="0.6436" calcext:value-type="currency">
            <text:p>$0.64</text:p>
          </table:table-cell>
          <table:table-cell table:style-name="ce18" table:formula="of:=IF(NOT(ISBLANK([.A16])); ([.L16]*[.D16])*[.C16];&quot;&quot;)" office:value-type="currency" office:currency="AUD" office:value="16.09" calcext:value-type="currency">
            <text:p>$16.09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51])" office:value-type="currency" office:currency="AUD" office:value="100.25" calcext:value-type="currency">
            <text:p>$100.2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2])); [.L32]*[.C3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3])); [.L33]*[.C3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4])); [.L34]*[.C3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5])); [.L35]*[.C3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 table:number-columns-repeated="2"/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7])); [.L37]*[.C3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8])); [.L38]*[.C3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9])); [.L39]*[.C3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0])); [.L40]*[.C4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1])); [.L41]*[.C4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2])); [.L42]*[.C4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3])); [.L43]*[.C4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4])); [.L44]*[.C4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5])); [.L45]*[.C4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6])); [.L46]*[.C4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7])); [.L47]*[.C4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8])); [.L48]*[.C4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9])); [.L49]*[.C4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50])); [.L50]*[.C5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51])); [.L51]*[.C5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07:28:10.9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1-23T07:38:46.937000000</dc:date>
    <meta:editing-duration>PT8H52M50S</meta:editing-duration>
    <meta:editing-cycles>101</meta:editing-cycles>
    <meta:generator>LibreOffice/24.8.3.2$Windows_X86_64 LibreOffice_project/48a6bac9e7e268aeb4c3483fcf825c94556d9f92</meta:generator>
    <meta:document-statistic meta:table-count="2" meta:cell-count="358" meta:object-count="0"/>
  </office:meta>
</office:document-meta>
</file>